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6.8cm"/>
    </style:style>
    <style:style style:name="Table1.C" style:family="table-column">
      <style:table-column-properties style:column-width="3.413cm"/>
    </style:style>
    <style:style style:name="Table1.D" style:family="table-column">
      <style:table-column-properties style:column-width="5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4c693a"/>
    </style:style>
    <style:style style:name="P3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fo:language="zxx" fo:country="none" officeooo:rsid="004359f4" officeooo:paragraph-rsid="00117481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language="zxx" fo:country="none" fo:font-weight="bold" officeooo:rsid="00115126" officeooo:paragraph-rsid="0011512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officeooo:paragraph-rsid="00117481" style:language-asian="zxx" style:country-asian="none" style:language-complex="zxx" style:country-complex="none"/>
    </style:style>
    <style:style style:name="P8" style:family="paragraph" style:parent-style-name="Standard">
      <style:paragraph-properties fo:margin-top="0cm" fo:margin-bottom="0.55cm" loext:contextual-spacing="false" fo:text-align="justify" style:justify-single-word="false"/>
      <style:text-properties fo:language="zxx" fo:country="none" fo:font-weight="normal" officeooo:paragraph-rsid="0011512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fo:language="zxx" fo:country="none" officeooo:rsid="00115126" officeooo:paragraph-rsid="00115126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fo:language="zxx" fo:country="none" officeooo:rsid="00117481" officeooo:paragraph-rsid="00117481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loext:contextual-spacing="false"/>
      <style:text-properties style:font-name="Cambria" fo:font-weight="bold" officeooo:rsid="00117481" officeooo:paragraph-rsid="0050f865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fo:language="zxx" fo:country="none" officeooo:rsid="00468ca7" officeooo:paragraph-rsid="00468ca7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justify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5600d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start" style:justify-single-word="false"/>
      <style:text-properties fo:language="zxx" fo:country="none" officeooo:rsid="0045600d" officeooo:paragraph-rsid="00468ca7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justify" style:justify-single-word="false"/>
      <style:text-properties fo:language="zxx" fo:country="none" officeooo:rsid="0045afd3" officeooo:paragraph-rsid="0045afd3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  <style:text-properties fo:language="zxx" fo:country="none" officeooo:rsid="00483fc1" officeooo:paragraph-rsid="00483fc1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officeooo:rsid="004a1c85" officeooo:paragraph-rsid="004a1c85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justify" style:justify-single-word="false"/>
      <style:text-properties fo:language="zxx" fo:country="none" officeooo:rsid="0055899e" officeooo:paragraph-rsid="0055899e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language="zxx" fo:country="none" fo:font-weight="bold" officeooo:rsid="0045600d" officeooo:paragraph-rsid="0045600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fo:font-size="10pt" fo:language="zxx" fo:country="none" officeooo:rsid="00133eb7" officeooo:paragraph-rsid="0050f865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fo:font-size="10pt" fo:language="zxx" fo:country="none" officeooo:rsid="00133eb7" officeooo:paragraph-rsid="005b3f91" style:font-size-asian="10pt" style:language-asian="zxx" style:country-asian="none" style:font-size-complex="10pt" style:language-complex="zxx" style:country-complex="none"/>
    </style:style>
    <style:style style:name="T1" style:family="text">
      <style:text-properties style:font-name="Cambria" officeooo:rsid="00115126"/>
    </style:style>
    <style:style style:name="T2" style:family="text">
      <style:text-properties style:font-name="Cambria" officeooo:rsid="0033dde5"/>
    </style:style>
    <style:style style:name="T3" style:family="text">
      <style:text-properties style:font-name="Cambria" officeooo:rsid="003ef4aa"/>
    </style:style>
    <style:style style:name="T4" style:family="text">
      <style:text-properties style:font-name="Cambria" officeooo:rsid="003f65c3"/>
    </style:style>
    <style:style style:name="T5" style:family="text">
      <style:text-properties style:font-name="Cambria" officeooo:rsid="00410ae4"/>
    </style:style>
    <style:style style:name="T6" style:family="text">
      <style:text-properties style:font-name="Cambria" officeooo:rsid="0042573e"/>
    </style:style>
    <style:style style:name="T7" style:family="text">
      <style:text-properties style:font-name="Cambria" officeooo:rsid="004359f4"/>
    </style:style>
    <style:style style:name="T8" style:family="text">
      <style:text-properties style:font-name="Cambria" officeooo:rsid="0045222e"/>
    </style:style>
    <style:style style:name="T9" style:family="text">
      <style:text-properties style:font-name="Cambria" officeooo:rsid="00454bb3"/>
    </style:style>
    <style:style style:name="T10" style:family="text">
      <style:text-properties style:font-name="Cambria" fo:language="zxx" fo:country="none" style:language-asian="zxx" style:country-asian="none" style:language-complex="zxx" style:country-complex="none"/>
    </style:style>
    <style:style style:name="T11" style:family="text">
      <style:text-properties style:font-name="Cambria" fo:language="zxx" fo:country="none" officeooo:rsid="004359f4" style:language-asian="zxx" style:country-asian="none" style:language-complex="zxx" style:country-complex="none"/>
    </style:style>
    <style:style style:name="T12" style:family="text">
      <style:text-properties style:font-name="Cambria" fo:language="zxx" fo:country="none" officeooo:rsid="004c693a" style:language-asian="zxx" style:country-asian="none" style:language-complex="zxx" style:country-complex="none"/>
    </style:style>
    <style:style style:name="T13" style:family="text">
      <style:text-properties style:font-name="Cambria" fo:language="zxx" fo:country="none" officeooo:rsid="004e1855" style:language-asian="zxx" style:country-asian="none" style:language-complex="zxx" style:country-complex="none"/>
    </style:style>
    <style:style style:name="T14" style:family="text">
      <style:text-properties style:font-name="Cambria" fo:language="zxx" fo:country="none" officeooo:rsid="00591385" style:language-asian="zxx" style:country-asian="none" style:language-complex="zxx" style:country-complex="none"/>
    </style:style>
    <style:style style:name="T15" style:family="text">
      <style:text-properties style:font-name="Cambria" fo:font-weight="normal" officeooo:rsid="0042573e" style:font-weight-asian="normal" style:font-weight-complex="normal"/>
    </style:style>
    <style:style style:name="T16" style:family="text">
      <style:text-properties style:font-name="Cambria" officeooo:rsid="005672d8"/>
    </style:style>
    <style:style style:name="T17" style:family="text">
      <style:text-properties officeooo:rsid="0033dde5"/>
    </style:style>
    <style:style style:name="T18" style:family="text">
      <style:text-properties officeooo:rsid="0045afd3"/>
    </style:style>
    <style:style style:name="T19" style:family="text">
      <style:text-properties officeooo:rsid="00468ca7"/>
    </style:style>
    <style:style style:name="T20" style:family="text">
      <style:text-properties officeooo:rsid="00483fc1"/>
    </style:style>
    <style:style style:name="T21" style:family="text">
      <style:text-properties officeooo:rsid="004b15d0"/>
    </style:style>
    <style:style style:name="T22" style:family="text">
      <style:text-properties officeooo:rsid="004c693a"/>
    </style:style>
    <style:style style:name="T23" style:family="text">
      <style:text-properties officeooo:rsid="005b3f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asto, DD.MM.RRRR</text:p>
      <text:p text:style-name="P1"><text:span text:style-name="T10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0">adres@email.com</text:span></text:a></text:p>
      <text:p text:style-name="P9">Pan Komendant Wojewódzki Policji<text:line-break/>w Mieście Wojewódzkim</text:p>
      <text:p text:style-name="P6">Podanie o <text:span text:style-name="T17">rozszerzenie </text:span>pozwoleni<text:span text:style-name="T17">a</text:span> na broń</text:p>
      <text:p text:style-name="P8"><text:span text:style-name="T2">Na podstawie Artykułu 155 Kodeksu Postępowania Administracyjnego, w</text:span><text:span text:style-name="T1">noszę o </text:span><text:span text:style-name="T2">zmianę decyzji n</text:span><text:span text:style-name="T4">ume</text:span><text:span text:style-name="T2">r X-X-</text:span><text:span text:style-name="T4">000-0000/00/XX/</text:span><text:span text:style-name="T2">X o wydaniu mi pozwolenia na broń</text:span><text:span text:style-name="T3"> </text:span><text:span text:style-name="T2">do celów </text:span><text:span text:style-name="T5">sportowych</text:span><text:span text:style-name="T2">, w zakresie </text:span><text:span text:style-name="T16">zwiększenia </text:span><text:span text:style-name="T2">liczby egzemplarzy broni, z dotychczasowych </text:span><text:span text:style-name="T5">6</text:span><text:span text:style-name="T2"> (</text:span><text:span text:style-name="T5">sześciu</text:span><text:span text:style-name="T2">) do </text:span><text:span text:style-name="T5">1</text:span><text:span text:style-name="T8">2</text:span><text:span text:style-name="T2"> (</text:span><text:span text:style-name="T8">dwunastu</text:span><text:span text:style-name="T2">).</text:span></text:p>
      <text:p text:style-name="P6">Uzasadnienie</text:p>
      <text:p text:style-name="P7"><text:span text:style-name="T2">Obecnie posiadam </text:span><text:span text:style-name="T15">6</text:span><text:span text:style-name="T6"> (sześć) egzemplarzy broni do celów sportowych, tym samym wykorzystując w całości limit nadanych mi uprawnień. </text:span><text:span text:style-name="T7">Startuję w zawodach obejmujących wiele różnych dyscyplin strzelectwa sportowego. Do znacznej ich części nie posiadam własnej broni, przez co jestem zmuszony do korzystania z broni udostępnianej przez organizatorów zawodów, co wiąże się z dodatkowymi kosztami oraz utrudnieniem </text:span><text:span text:style-name="T9">w </text:span><text:span text:style-name="T7">osiągani</text:span><text:span text:style-name="T9">u</text:span><text:span text:style-name="T7"> satysfakcjonujących wyników. Podsumowuje to poniższa tabela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l. p.</text:p>
          </table:table-cell>
          <table:table-cell table:style-name="Table1.A1" office:value-type="string">
            <text:p text:style-name="P26">Konkurencja</text:p>
          </table:table-cell>
          <table:table-cell table:style-name="Table1.A1" office:value-type="string">
            <text:p text:style-name="P25">Liczba startów <text:span text:style-name="T18">w ciągu ostatnich 12 miesięcy</text:span></text:p>
          </table:table-cell>
          <table:table-cell table:style-name="Table1.D1" office:value-type="string">
            <text:p text:style-name="P26">Posiadana broń lub jej brak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8">Pistolet sportowy</text:p>
          </table:table-cell>
          <table:table-cell table:style-name="Table1.A2" office:value-type="string">
            <text:p text:style-name="P20">12</text:p>
          </table:table-cell>
          <table:table-cell table:style-name="Table1.D2" office:value-type="string">
            <text:p text:style-name="P15">Sm<text:span text:style-name="T22">i</text:span>th &amp; Wesson 617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8">Pistolet centralnego zapłonu</text:p>
          </table:table-cell>
          <table:table-cell table:style-name="Table1.A2" office:value-type="string">
            <text:p text:style-name="P17"><text:span text:style-name="T18">1</text:span><text:span text:style-name="T21">0</text:span></text:p>
          </table:table-cell>
          <table:table-cell table:style-name="Table1.D2" office:value-type="string">
            <text:p text:style-name="P15">Beretta 92FS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8">Pistolet standardowy</text:p>
          </table:table-cell>
          <table:table-cell table:style-name="Table1.A2" office:value-type="string">
            <text:p text:style-name="P17">10</text:p>
          </table:table-cell>
          <table:table-cell table:style-name="Table1.D2" office:value-type="string">
            <text:p text:style-name="P15">Ruger Mark IV <text:span text:style-name="T19">Target</text:span>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9">Pistolet obronny (PIRO)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24">Glock 19X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9">Rewolwer obronny (PIRO)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16">Taurus 627</text:p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4">Pistolet dowolny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12">Ruger Mark IV Competition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4">Pist<text:span text:style-name="T20">olet maszynowy </text:span>samopowtarzalny</text:p>
          </table:table-cell>
          <table:table-cell table:style-name="Table1.A2" office:value-type="string">
            <text:p text:style-name="P23">4</text:p>
          </table:table-cell>
          <table:table-cell table:style-name="Table1.D2" office:value-type="string">
            <text:p text:style-name="P22">brak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5">Karabin sportowy</text:p>
          </table:table-cell>
          <table:table-cell table:style-name="Table1.A2" office:value-type="string">
            <text:p text:style-name="P20">12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5">Karabin centralnego zapłonu</text:p>
          </table:table-cell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21">Strzelba 25 m</text:p>
          </table:table-cell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15">Strzelba skeet/<text:span text:style-name="T19">trap</text:span></text:p>
          </table:table-cell>
          <table:table-cell table:style-name="Table1.A2" office:value-type="string">
            <text:p text:style-name="P17">4</text:p>
          </table:table-cell>
          <table:table-cell table:style-name="Table1.D2" office:value-type="string">
            <text:p text:style-name="P21">brak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15">Strzelba dynamiczna (IPSC)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21">brak</text:p>
          </table:table-cell>
        </table:table-row>
      </table:table>
      <text:p text:style-name="P5"/>
      <text:p text:style-name="P2"><text:soft-page-break/><text:span text:style-name="T11">P</text:span><text:span text:style-name="T12">rzedstawione zestawienie pokazuje, iż </text:span><text:span text:style-name="T13">do konkurencji w jakich </text:span><text:span text:style-name="T14">regularnie </text:span><text:span text:style-name="T13">biorę udział potrzebuję nabyć jeszcze 6 (sześć) egzemplarzy broni, stąd wnioskowane rozszerzenie limitu pozwolenia do 12 (dwunastu) egzemplarzy.</text:span></text:p>
      <text:p text:style-name="P10">Wszystkie dokumenty będące wynikiem wnioskowanego postępowania odbiorę osobiście, dlatego proszę o niewysyłanie ich pocztą.</text:p>
      <text:p text:style-name="P4">z poważaniem,<text:line-break/>Imię Nazwisko</text:p>
      <text:p text:style-name="P11">Załącznik<text:span text:style-name="T23">i:</text:span></text:p>
      <text:list xml:id="list1754791465" text:style-name="L1">
        <text:list-item>
          <text:p text:style-name="P27">Zbiór komunikatów z zawodów strzeleckich, w których brałem udział;</text:p>
        </text:list-item>
        <text:list-item>
          <text:p text:style-name="P28">Licencja Zawodnicza (plik PDF przesłany e-mailem)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4:08:41.601000000</meta:creation-date>
    <meta:editing-duration>P0D</meta:editing-duration>
    <meta:editing-cycles>1</meta:editing-cycles>
    <meta:generator>LibreOffice/6.4.1.2$Windows_X86_64 LibreOffice_project/4d224e95b98b138af42a64d84056446d09082932</meta:generator>
    <meta:document-statistic meta:table-count="1" meta:image-count="0" meta:object-count="0" meta:page-count="2" meta:paragraph-count="65" meta:word-count="284" meta:character-count="1954" meta:non-whitespace-character-count="1737"/>
  </office:meta>
</office:document-meta>
</file>